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9fd25" officeooo:paragraph-rsid="0019fd25"/>
    </style:style>
    <style:style style:name="P2" style:family="paragraph" style:parent-style-name="Text_20_body">
      <style:text-properties officeooo:rsid="001a5428" officeooo:paragraph-rsid="001a5428"/>
    </style:style>
    <style:style style:name="P3" style:family="paragraph" style:parent-style-name="Text_20_body">
      <style:text-properties officeooo:rsid="001c2b0e" officeooo:paragraph-rsid="001c2b0e"/>
    </style:style>
    <style:style style:name="P4" style:family="paragraph" style:parent-style-name="Text_20_body">
      <style:text-properties officeooo:rsid="001c3638" officeooo:paragraph-rsid="001c3638"/>
    </style:style>
    <style:style style:name="T1" style:family="text">
      <style:text-properties officeooo:rsid="001a5428"/>
    </style:style>
    <style:style style:name="T2" style:family="text">
      <style:text-properties officeooo:rsid="001c2b0e"/>
    </style:style>
    <style:style style:name="T3" style:family="text">
      <style:text-properties officeooo:rsid="001c36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tividade de Revisão – Banco de Dados</text:p>
      <text:p text:style-name="P4">NOME:Giovana Kassime de Souza Chaerki <text:s text:c="11"/>2 TDS</text:p>
      <text:p text:style-name="Text_20_body"/>
      <text:p text:style-name="P1">1-C</text:p>
      <text:p text:style-name="P1">2-D</text:p>
      <text:p text:style-name="P1">3-A</text:p>
      <text:p text:style-name="P1">4-A</text:p>
      <text:p text:style-name="P1">5-C</text:p>
      <text:p text:style-name="P1">6-C</text:p>
      <text:p text:style-name="P1">7-B</text:p>
      <text:p text:style-name="P1">8-B</text:p>
      <text:p text:style-name="P1">9-A</text:p>
      <text:p text:style-name="P1">10-A</text:p>
      <text:p text:style-name="P1">11-C</text:p>
      <text:p text:style-name="P1">12-<text:span text:style-name="T1">B</text:span></text:p>
      <text:p text:style-name="P2">13-D</text:p>
      <text:p text:style-name="P2">14-A</text:p>
      <text:p text:style-name="P2">15-A</text:p>
      <text:p text:style-name="P2">16-A</text:p>
      <text:p text:style-name="P2">17-C</text:p>
      <text:p text:style-name="P2">18-<text:span text:style-name="T2">D</text:span></text:p>
      <text:p text:style-name="P3">19-C</text:p>
      <text:p text:style-name="P3">20-A</text:p>
      <text:p text:style-name="P3">21-E</text:p>
      <text:p text:style-name="P3">22-D</text:p>
      <text:p text:style-name="P3">23-A</text:p>
      <text:p text:style-name="P3">24-<text:span text:style-name="T3">D</text:span></text:p>
      <text:p text:style-name="P4">25-A</text:p>
      <text:p text:style-name="P4"/>
      <text:p text:style-name="P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13:32:45.280488405</meta:creation-date>
    <dc:date>2024-11-18T14:07:29.211569001</dc:date>
    <meta:editing-duration>PT4M13S</meta:editing-duration>
    <meta:editing-cycles>1</meta:editing-cycles>
    <meta:document-statistic meta:table-count="0" meta:image-count="0" meta:object-count="0" meta:page-count="2" meta:paragraph-count="27" meta:word-count="38" meta:character-count="182" meta:non-whitespace-character-count="159"/>
    <meta:generator>LibreOffice/7.3.7.2$Linux_X86_64 LibreOffice_project/30$Build-2</meta:generator>
  </office:meta>
</office:document-meta>
</file>